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E COMMENDS THE CHOSEN LADY (1:1-4).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HE COMMENDS THE CHOSEN LADY (1:1-4).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salutation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mmendation John commends her for the way she has raised her children in the truth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JOHN 1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HE COMMENDS THE CHOSEN LADY (1:1-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HE CHALLENGES THE CHOSEN LADY (1:5-6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HE CHALLENGES THE CHOSEN LADY (1:5-6).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at she continue to love God (1: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at she continue to obey God (1:6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2 JOHN 1<text:s text:c="1"/></text:span><text:span text:style-name="a493" text:class-names=""/></text:p>
          </draw:text-box>
          <svg:title/>
          <svg:desc/>
        </draw:frame>
        <draw:frame draw:id="id94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HE COMMENDS THE CHOSEN LADY (1:1-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HE CHALLENGES THE CHOSEN LADY (1:5-6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HE CAUTIONS THE CHOSEN LADY (1:7-11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7" draw:style-name="a509" draw:master-page-name="Master1-Layout1-title-Title-Slide" presentation:presentation-page-layout-name="Master1-PPL1" draw:id="Slide-262">
        <draw:frame draw:id="id95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HE CAUTIONS THE CHOSEN LADY (1:7-11).<text:s text:c="1"/></text:span><text:span text:style-name="a511" text:class-names=""/></text:p>
          </draw:text-box>
          <svg:title/>
          <svg:desc/>
        </draw:frame>
        <draw:frame draw:id="id96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Look out for Satan (1:7, 10-11).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8" draw:style-name="a519" draw:master-page-name="Master1-Layout12-tx-Title-and-Text" presentation:presentation-page-layout-name="Master1-PPL12" draw:id="Slide-263">
        <draw:frame draw:id="id97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Look out for Satan (1:7, 10-11).<text:s text:c="1"/></text:span><text:span text:style-name="a521" text:class-names=""/></text:p>
          </draw:text-box>
          <svg:title/>
          <svg:desc/>
        </draw:frame>
        <draw:frame draw:id="id98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deception of his ministers (1: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jection of his ministers (1:10-1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9" draw:style-name="a534" draw:master-page-name="Master1-Layout12-tx-Title-and-Text" presentation:presentation-page-layout-name="Master1-PPL12" draw:id="Slide-264">
        <draw:frame draw:id="id99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The rejection of his ministers (1:10-11)<text:s text:c="1"/></text:span><text:span text:style-name="a536" text:class-names=""/></text:p>
          </draw:text-box>
          <svg:title/>
          <svg:desc/>
        </draw:frame>
        <draw:frame draw:id="id100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at she is to do (1:1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y she is to do this (1:1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10" draw:style-name="a549" draw:master-page-name="Master1-Layout12-tx-Title-and-Text" presentation:presentation-page-layout-name="Master1-PPL12" draw:id="Slide-265">
        <draw:frame draw:id="id101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Look out for Satan (1:7, 10-11).<text:s text:c="1"/></text:span><text:span text:style-name="a551" text:class-names=""/></text:p>
          </draw:text-box>
          <svg:title/>
          <svg:desc/>
        </draw:frame>
        <draw:frame draw:id="id102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deception of his ministers (1: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rejection of his ministers (1:10-11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1" draw:style-name="a564" draw:master-page-name="Master1-Layout12-tx-Title-and-Text" presentation:presentation-page-layout-name="Master1-PPL12" draw:id="Slide-266">
        <draw:frame draw:id="id103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HE CAUTIONS THE CHOSEN LADY (1:7-11).<text:s text:c="1"/></text:span><text:span text:style-name="a566" text:class-names=""/></text:p>
          </draw:text-box>
          <svg:title/>
          <svg:desc/>
        </draw:frame>
        <draw:frame draw:id="id104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Look out for Satan (1:7, 10-11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Look out for self (1:8-9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2" draw:style-name="a579" draw:master-page-name="Master1-Layout12-tx-Title-and-Text" presentation:presentation-page-layout-name="Master1-PPL12" draw:id="Slide-267">
        <draw:frame draw:id="id105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Look out for self (1:8-9).<text:s text:c="1"/></text:span><text:span text:style-name="a581" text:class-names=""/></text:p>
          </draw:text-box>
          <svg:title/>
          <svg:desc/>
        </draw:frame>
        <draw:frame draw:id="id106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Don't forfeit your rewards (1:8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Don't forsake your Redeemer (1:9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3" draw:style-name="a594" draw:master-page-name="Master1-Layout12-tx-Title-and-Text" presentation:presentation-page-layout-name="Master1-PPL12" draw:id="Slide-268">
        <draw:frame draw:id="id107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HE CAUTIONS THE CHOSEN LADY (1:7-11).<text:s text:c="1"/></text:span><text:span text:style-name="a596" text:class-names=""/></text:p>
          </draw:text-box>
          <svg:title/>
          <svg:desc/>
        </draw:frame>
        <draw:frame draw:id="id108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Look out for Satan (1:7, 10-11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Look out for self (1:8-9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4" draw:style-name="a609" draw:master-page-name="Master1-Layout12-tx-Title-and-Text" presentation:presentation-page-layout-name="Master1-PPL12" draw:id="Slide-269">
        <draw:frame draw:id="id109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2 JOHN 1<text:s text:c="1"/></text:span><text:span text:style-name="a611" text:class-names=""/></text:p>
          </draw:text-box>
          <svg:title/>
          <svg:desc/>
        </draw:frame>
        <draw:frame draw:id="id110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HE COMMENDS THE CHOSEN LADY (1:1-4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HE CHALLENGES THE CHOSEN LADY (1:5-6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HE CAUTIONS THE CHOSEN LADY (1:7-11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HE COMFORTS THE CHOSEN LADY (1:12-13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5" draw:style-name="a630" draw:master-page-name="Master1-Layout12-tx-Title-and-Text" presentation:presentation-page-layout-name="Master1-PPL12" draw:id="Slide-270">
        <draw:frame draw:id="id111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HE COMFORTS THE CHOSEN LADY (1:12-13).<text:s text:c="1"/></text:span><text:span text:style-name="a632" text:class-names=""/></text:p>
          </draw:text-box>
          <svg:title/>
          <svg:desc/>
        </draw:frame>
        <draw:frame draw:id="id112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at John plans to do (1:12a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y John plans to do it (1:12b-13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6" draw:style-name="a645" draw:master-page-name="Master1-Layout12-tx-Title-and-Text" presentation:presentation-page-layout-name="Master1-PPL12" draw:id="Slide-271">
        <draw:frame draw:id="id113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2 JOHN 1<text:s text:c="1"/></text:span><text:span text:style-name="a647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HE COMMENDS THE CHOSEN LADY (1:1-4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HE CHALLENGES THE CHOSEN LADY (1:5-6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HE CAUTIONS THE CHOSEN LADY (1:7-11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HE COMFORTS THE CHOSEN LADY (1:12-13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-title-Title-Slide" presentation:presentation-page-layout-name="Master1-PPL1" draw:id="Slide-272">
        <draw:frame draw:id="id115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2 John</text:span><text:span text:style-name="a668" text:class-names=""/></text:p>
          </draw:text-box>
          <svg:title/>
          <svg:desc/>
        </draw:frame>
        <draw:frame draw:id="id116" presentation:style-name="a67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John</dc:title>
    <meta:initial-creator>David STRICKLAND</meta:initial-creator>
    <dc:creator>David STRICKLAND</dc:creator>
    <meta:creation-date>2020-02-22T17:28:44Z</meta:creation-date>
    <dc:date>2020-02-22T17:28:45Z</dc:date>
    <meta:template xlink:href="BibleStudy" xlink:type="simple"/>
    <meta:editing-cycles>1</meta:editing-cycles>
    <meta:editing-duration>PT0S</meta:editing-duration>
    <meta:document-statistic meta:paragraph-count="50" meta:word-count="396"/>
  </office:meta>
</office:document-meta>
</file>